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666666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ff8080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eeeeee"/>
    </style:style>
    <style:style style:name="P3" style:family="paragraph">
      <style:paragraph-properties fo:text-align="start"/>
      <style:text-properties fo:color="#eeeeee" fo:font-size="14pt" style:font-size-asian="14pt" style:font-size-complex="14pt"/>
    </style:style>
    <style:style style:name="P4" style:family="paragraph">
      <style:paragraph-properties fo:text-align="center"/>
      <style:text-properties fo:font-size="14pt" style:font-size-asian="14pt" style:font-size-complex="14pt"/>
    </style:style>
    <style:style style:name="T1" style:family="text">
      <style:text-properties fo:color="#eeeeee"/>
    </style:style>
    <style:style style:name="T2" style:family="text">
      <style:text-properties fo:color="#eeeeee" fo:font-size="14pt" style:font-size-asian="14pt" style:font-size-complex="14pt"/>
    </style:style>
    <style:style style:name="T3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9.652cm" svg:height="1.143cm" svg:x="0.254cm" svg:y="0.254cm">
          <text:p text:style-name="P1">Settings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9.652cm" svg:height="3.683cm" svg:x="0.254cm" svg:y="1.397cm">
          <text:p text:style-name="P2"><text:span text:style-name="T1">Account Info</text:span></text:p>
          <text:p text:style-name="P2"><text:span text:style-name="T1"/></text:p>
          <text:p text:style-name="P2"><text:span text:style-name="T1"/></text:p>
          <text:p text:style-name="P2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9.652cm" svg:height="0.635cm" svg:x="0.254cm" svg:y="3.048cm">
          <text:p text:style-name="P3"><text:span text:style-name="T2">Username: Bubba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9.652cm" svg:height="0.635cm" svg:x="0.254cm" svg:y="3.937cm">
          <text:p text:style-name="P3"><text:span text:style-name="T2">Email: bubba@example.com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9.652cm" svg:height="1.27cm" svg:x="0.254cm" svg:y="4.572cm">
          <text:p text:style-name="P3"><text:span text:style-name="T2">Password: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54cm" svg:height="0.762cm" svg:x="7.239cm" svg:y="4.826cm">
          <text:p text:style-name="P4"><text:span text:style-name="T3">Change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54cm" svg:height="0.762cm" svg:x="7.239cm" svg:y="3.937cm">
          <text:p text:style-name="P4"><text:span text:style-name="T3">Change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10.16cm" fo:page-height="6.09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17T18:52:20.758407985</meta:creation-date>
    <dc:date>2014-11-17T19:05:46.166022836</dc:date>
    <meta:editing-duration>PT12M44S</meta:editing-duration>
    <meta:editing-cycles>2</meta:editing-cycles>
    <meta:generator>LibreOffice/4.2.7.2$Linux_X86_64 LibreOffice_project/420$Build-2</meta:generator>
    <meta:document-statistic meta:object-count="7"/>
  </office:meta>
</office:document-meta>
</file>